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27.444cm" fo:margin-left="-0.191cm" fo:margin-top="0cm" fo:margin-bottom="0cm" table:align="left" style:writing-mode="lr-tb"/>
    </style:style>
    <style:style style:name="Таблица2.A" style:family="table-column">
      <style:table-column-properties style:column-width="4.692cm"/>
    </style:style>
    <style:style style:name="Таблица2.B" style:family="table-column">
      <style:table-column-properties style:column-width="7.001cm"/>
    </style:style>
    <style:style style:name="Таблица2.C" style:family="table-column">
      <style:table-column-properties style:column-width="6.5cm"/>
    </style:style>
    <style:style style:name="Таблица2.D" style:family="table-column">
      <style:table-column-properties style:column-width="4.999cm"/>
    </style:style>
    <style:style style:name="Таблица2.E" style:family="table-column">
      <style:table-column-properties style:column-width="4.253cm"/>
    </style:style>
    <style:style style:name="Таблица2.1" style:family="table-row">
      <style:table-row-properties style:min-row-height="2.358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style:min-row-height="2.831cm"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18" style:family="table-row">
      <style:table-row-properties fo:keep-together="auto"/>
    </style:style>
    <style:style style:name="Таблица2.A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9" style:family="table-row">
      <style:table-row-properties fo:keep-together="auto"/>
    </style:style>
    <style:style style:name="Таблица2.A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0" style:family="table-row">
      <style:table-row-properties fo:keep-together="auto"/>
    </style:style>
    <style:style style:name="Таблица2.A2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1" style:family="table-row">
      <style:table-row-properties fo:keep-together="auto"/>
    </style:style>
    <style:style style:name="Таблица2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2" style:family="table-row">
      <style:table-row-properties fo:keep-together="auto"/>
    </style:style>
    <style:style style:name="Таблица2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3" style:family="table-row">
      <style:table-row-properties fo:keep-together="auto"/>
    </style:style>
    <style:style style:name="Таблица2.A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4" style:family="table-row">
      <style:table-row-properties fo:keep-together="auto"/>
    </style:style>
    <style:style style:name="Таблица2.A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5" style:family="table-row">
      <style:table-row-properties fo:keep-together="auto"/>
    </style:style>
    <style:style style:name="Таблица2.A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6" style:family="table-row">
      <style:table-row-properties fo:keep-together="auto"/>
    </style:style>
    <style:style style:name="Таблица2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7" style:family="table-row">
      <style:table-row-properties fo:keep-together="auto"/>
    </style:style>
    <style:style style:name="Таблица2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8" style:family="table-row">
      <style:table-row-properties fo:keep-together="auto"/>
    </style:style>
    <style:style style:name="Таблица2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29" style:family="table-row">
      <style:table-row-properties fo:keep-together="auto"/>
    </style:style>
    <style:style style:name="Таблица2.A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30" style:family="table-row">
      <style:table-row-properties fo:keep-together="auto"/>
    </style:style>
    <style:style style:name="Таблица2.A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31" style:family="table-row">
      <style:table-row-properties fo:keep-together="auto"/>
    </style:style>
    <style:style style:name="Таблица2.A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32" style:family="table-row">
      <style:table-row-properties fo:keep-together="auto"/>
    </style:style>
    <style:style style:name="Таблица2.A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ist_20_Paragraph">
      <style:paragraph-properties fo:margin-left="0.101cm" fo:margin-right="0cm" fo:margin-top="0cm" fo:margin-bottom="0cm" style:contextual-spacing="true" fo:text-align="start" style:justify-single-word="false" fo:orphans="0" fo:widows="0" fo:text-indent="0cm" style:auto-text-indent="false">
        <style:tab-stops>
          <style:tab-stop style:position="1.249cm"/>
        </style:tab-stops>
      </style:paragraph-properties>
      <style:text-properties fo:language="ru" fo:country="RU" style:letter-kerning="false" style:language-complex="ar" style:country-complex="SA"/>
    </style:style>
    <style:style style:name="P2" style:family="paragraph" style:parent-style-name="List_20_Paragraph">
      <style:paragraph-properties fo:margin-left="0.101cm" fo:margin-right="0cm" fo:margin-top="0cm" fo:margin-bottom="0cm" style:contextual-spacing="true" fo:text-align="start" style:justify-single-word="false" fo:orphans="0" fo:widows="0" fo:text-indent="0cm" style:auto-text-indent="false">
        <style:tab-stops>
          <style:tab-stop style:position="1.249cm"/>
        </style:tab-stops>
      </style:paragraph-properties>
      <style:text-properties fo:language="ru" fo:country="RU" officeooo:paragraph-rsid="00159092" style:letter-kerning="false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style:letter-kerning="false" style:font-name-asian="Calibri1" style:language-complex="ar" style:country-complex="SA"/>
    </style:style>
    <style:style style:name="P4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2pt" fo:language="ru" fo:country="RU" style:letter-kerning="false" style:font-size-asian="12pt" style:font-size-complex="12pt" style:language-complex="ar" style:country-complex="SA"/>
    </style:style>
    <style:style style:name="P5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Liberation Serif" fo:font-size="12pt" fo:language="ru" fo:country="RU" fo:font-weight="normal" officeooo:rsid="00159092" officeooo:paragraph-rsid="00159092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paragraph-rsid="0017d38d" style:font-size-asian="14pt" style:font-size-complex="14pt"/>
    </style:style>
    <style:style style:name="P15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font-size="10pt" fo:language="ru" fo:country="RU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16" style:family="paragraph" style:parent-style-name="List_20_Paragraph" style:list-style-name="WWNum9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font-style="italic" fo:background-color="#ffff00" style:font-size-asian="12pt" style:font-style-asian="italic" style:font-name-complex="Times New Roman2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Calibri1" style:font-size-asian="12pt" style:language-asian="ru" style:country-asian="RU" style:font-name-complex="Times New Roman2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1" fo:font-weight="bold" style:font-weight-asian="bold" style:font-name-complex="Times New Roman2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d0d0d" loext:opacity="100%" style:font-name="Times New Roman1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3" style:family="paragraph" style:parent-style-name="Standard" style:list-style-name="L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1b448e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1b448e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1cfd1c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1ec8b7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01f69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0c540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166f7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2edcc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2ff2c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4456d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3" style:family="paragraph" style:parent-style-name="Standard" style:list-style-name="L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1b448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language="ru" fo:country="RU" fo:font-weight="normal" officeooo:paragraph-rsid="00256437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Liberation Serif" fo:font-size="12pt" fo:language="ru" fo:country="RU" fo:font-weight="normal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37" style:family="paragraph" style:parent-style-name="Text_20_body" style:list-style-name="L1">
      <style:paragraph-properties fo:margin-top="0cm" fo:margin-bottom="0cm" style:contextual-spacing="true" fo:text-align="start" style:justify-single-word="false" fo:orphans="0" fo:widows="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officeooo:paragraph-rsid="00174516" style:font-size-asian="12pt" style:font-weight-asian="normal" style:font-size-complex="12pt" style:font-weight-complex="normal"/>
    </style:style>
    <style:style style:name="P41" style:family="paragraph" style:parent-style-name="Text_20_body" style:list-style-name="L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8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9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 style:list-style-name="L10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9" style:family="paragraph" style:parent-style-name="Text_20_body" style:list-style-name="L1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1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 style:list-style-name="L1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ext_20_body" style:list-style-name="L1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ext_20_body" style:list-style-name="L1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4" style:family="paragraph" style:parent-style-name="Text_20_body" style:list-style-name="L1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margin-top="0cm" fo:margin-bottom="0cm" style:contextual-spacing="true" fo:text-align="start" style:justify-single-word="false" fo:orphans="0" fo:widows="0"/>
      <style:text-properties style:font-name="Liberation Serif" fo:font-size="12pt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56" style:family="paragraph" style:parent-style-name="Text_20_body" style:list-style-name="L1">
      <style:paragraph-properties fo:margin-top="0cm" fo:margin-bottom="0cm" style:contextual-spacing="true" fo:text-align="start" style:justify-single-word="false" fo:orphans="0" fo:widows="0"/>
      <style:text-properties style:font-name="Liberation Serif" fo:font-size="12pt" fo:language="ru" fo:country="RU" fo:font-style="italic" fo:font-weight="normal" style:letter-kerning="false" style:font-size-asian="12pt" style:font-style-asian="italic" style:font-weight-asian="normal" style:font-size-complex="12pt" style:language-complex="ar" style:country-complex="SA" style:font-weight-complex="normal"/>
    </style:style>
    <style:style style:name="P57" style:family="paragraph" style:parent-style-name="Text_20_body" style:list-style-name="L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font-size-asian="12pt" style:font-weight-asian="normal" style:font-size-complex="12pt" style:language-complex="ar" style:country-complex="SA" style:font-weight-complex="normal"/>
    </style:style>
    <style:style style:name="P58" style:family="paragraph" style:parent-style-name="Text_20_body" style:list-style-name="L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font-size-asian="12pt" style:font-weight-asian="normal" style:font-size-complex="12pt" style:language-complex="ar" style:country-complex="SA" style:font-weight-complex="normal"/>
    </style:style>
    <style:style style:name="P59" style:family="paragraph" style:parent-style-name="Text_20_body" style:list-style-name="L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0" style:family="paragraph" style:parent-style-name="Text_20_body" style:list-style-name="L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1" style:family="paragraph" style:parent-style-name="Text_20_body" style:list-style-name="L8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2" style:family="paragraph" style:parent-style-name="Text_20_body" style:list-style-name="L9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3" style:family="paragraph" style:parent-style-name="Text_20_body" style:list-style-name="L10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4" style:family="paragraph" style:parent-style-name="Text_20_body" style:list-style-name="L1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5" style:family="paragraph" style:parent-style-name="Text_20_body" style:list-style-name="L12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6" style:family="paragraph" style:parent-style-name="Text_20_body" style:list-style-name="L1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7" style:family="paragraph" style:parent-style-name="Text_20_body" style:list-style-name="L1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8" style:family="paragraph" style:parent-style-name="Text_20_body" style:list-style-name="L15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font-size="12pt" fo:language="ru" fo:country="RU" fo:font-weight="normal" style:letter-kerning="false" style:font-size-asian="12pt" style:font-weight-asian="normal" style:font-size-complex="12pt" style:language-complex="ar" style:country-complex="SA" style:font-weight-complex="normal"/>
    </style:style>
    <style:style style:name="P69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officeooo:paragraph-rsid="00174516"/>
    </style:style>
    <style:style style:name="P70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</style:style>
    <style:style style:name="P71" style:family="paragraph" style:parent-style-name="Text_20_body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2" style:family="paragraph" style:parent-style-name="Text_20_body" style:list-style-name="L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3" style:family="paragraph" style:parent-style-name="Text_20_body" style:list-style-name="L4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4" style:family="paragraph" style:parent-style-name="Text_20_body" style:list-style-name="L11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5" style:family="paragraph" style:parent-style-name="Text_20_body" style:list-style-name="L1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6" style:family="paragraph" style:parent-style-name="Text_20_body" style:list-style-name="L1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77" style:family="paragraph" style:parent-style-name="Text_20_body" style:list-style-name="L3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language="ru" fo:country="RU" style:letter-kerning="false" style:language-complex="ar" style:country-complex="SA"/>
    </style:style>
    <style:style style:name="P78" style:family="paragraph" style:parent-style-name="Text_20_body" style:list-style-name="L17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language="ru" fo:country="RU" style:letter-kerning="false" style:language-complex="ar" style:country-complex="SA"/>
    </style:style>
    <style:style style:name="P79" style:family="paragraph" style:parent-style-name="Text_20_body" style:list-style-name="L16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font-size="12pt" fo:language="ru" fo:country="RU" style:letter-kerning="false" style:font-size-asian="12pt" style:font-size-complex="12pt" style:language-complex="ar" style:country-complex="SA"/>
    </style:style>
    <style:style style:name="T1" style:family="text">
      <style:text-properties style:font-name="Times New Roman1" fo:font-size="12pt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fo:font-weight="bold" style:font-size-asian="12pt" style:language-asian="ru" style:country-asian="RU" style:font-weight-asian="bold" style:font-name-complex="Times New Roman2" style:font-size-complex="12pt" style:font-weight-complex="bold"/>
    </style:style>
    <style:style style:name="T3" style:family="text">
      <style:text-properties style:font-name="Times New Roman1" fo:font-weight="bold" style:font-weight-asian="bold" style:font-name-complex="Times New Roman2"/>
    </style:style>
    <style:style style:name="T4" style:family="text">
      <style:text-properties style:font-name="Times New Roman1" fo:font-weight="bold" officeooo:rsid="0012f5ad" style:font-weight-asian="bold" style:font-name-complex="Times New Roman2"/>
    </style:style>
    <style:style style:name="T5" style:family="text">
      <style:text-properties style:font-name="Times New Roman1" fo:font-weight="bold" officeooo:rsid="0017d38d" style:font-weight-asian="bold" style:font-name-complex="Times New Roman2"/>
    </style:style>
    <style:style style:name="T6" style:family="text">
      <style:text-properties fo:text-transform="uppercase" style:font-name="Times New Roman1" fo:font-weight="bold" style:font-weight-asian="bold" style:font-name-complex="Times New Roman2"/>
    </style:style>
    <style:style style:name="T7" style:family="text">
      <style:text-properties fo:text-transform="uppercase" style:font-name="Times New Roman1" fo:font-size="14pt" fo:font-weight="bold" style:font-size-asian="14pt" style:font-weight-asian="bold" style:font-name-complex="Times New Roman2" style:font-size-complex="14pt"/>
    </style:style>
    <style:style style:name="T8" style:family="text">
      <style:text-properties fo:font-size="12pt" style:font-name-asian="Times New Roman2" style:font-size-asian="12pt" style:font-size-complex="12pt"/>
    </style:style>
    <style:style style:name="T9" style:family="text">
      <style:text-properties fo:font-size="12pt" officeooo:rsid="0012f5ad" style:font-name-asian="Times New Roman2" style:font-size-asian="12pt" style:font-size-complex="12pt"/>
    </style:style>
    <style:style style:name="T10" style:family="text">
      <style:text-properties fo:font-size="12pt" officeooo:rsid="00159092" style:font-name-asian="Times New Roman2" style:font-size-asian="12pt" style:font-size-complex="12pt"/>
    </style:style>
    <style:style style:name="T11" style:family="text">
      <style:text-properties fo:font-size="12pt" officeooo:rsid="001b448e" style:font-name-asian="Times New Roman2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letter-kerning="false" style:language-complex="ar" style:country-complex="SA"/>
    </style:style>
    <style:style style:name="T14" style:family="text">
      <style:text-properties officeooo:rsid="0017d38d"/>
    </style:style>
    <style:style style:name="T15" style:family="text">
      <style:text-properties style:font-name="Times New Roman" fo:font-weight="bold" officeooo:rsid="001e7994" style:font-weight-asian="bold" style:font-name-complex="Times New Roman2"/>
    </style:style>
    <style:style style:name="T16" style:family="text">
      <style:text-properties style:font-name="Times New Roman" fo:font-style="italic" fo:font-weight="bold" officeooo:rsid="001e7994" style:font-style-asian="italic" style:font-weight-asian="bold" style:font-name-complex="Times New Roman2"/>
    </style:style>
    <style:style style:name="T17" style:family="text">
      <style:text-properties style:font-name="Liberation Serif" fo:font-size="12pt" fo:language="ru" fo:country="RU" fo:font-weight="normal" style:font-size-asian="12pt" style:font-weight-asian="normal" style:font-size-complex="12pt" style:language-complex="ar" style:country-complex="SA" style:font-weight-complex="normal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-complex="Times New Roman2"/>
    </style:style>
    <style:style style:name="T21" style:family="text">
      <style:text-properties officeooo:rsid="0017d38d" style:font-name-complex="Times New Roman2"/>
    </style:style>
    <style:style style:name="T22" style:family="text">
      <style:text-properties officeooo:rsid="00174516" style:font-name-complex="Times New Roman2"/>
    </style:style>
    <style:style style:name="T23" style:family="text">
      <style:text-properties officeooo:rsid="001b448e" style:font-name-complex="Times New Roman2"/>
    </style:style>
    <style:style style:name="T24" style:family="text">
      <style:text-properties officeooo:rsid="001b448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Комментарии и пояснения</text:p>
      <text:p text:style-name="P8"><text:span text:style-name="T6"><text:s/></text:span><text:span text:style-name="T7">оценочныЕ материалЫ для диагностической работы</text:span></text:p>
      <text:p text:style-name="P14"><text:span text:style-name="T3">для </text:span><text:span text:style-name="T5">направления</text:span><text:span text:style-name="T3"> <text:s/></text:span><text:span text:style-name="T15">27.04.03 Системный анализ и управление»</text:span></text:p>
      <text:p text:style-name="P14"><text:span text:style-name="T3">по дисциплине «</text:span><text:span text:style-name="T16">Программирования на языке Python</text:span><text:span text:style-name="T3">»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>Индикатор достижения общепрофессиональной компетенции</text:p>
            <text:p text:style-name="P21">Знает - 1; Умеет- 2; Опыт деятельности - 3 (владеет/ имеет навыки)</text:p>
          </table:table-cell>
          <table:table-cell table:style-name="Таблица2.A1" office:value-type="string">
            <text:p text:style-name="P15">Результаты, которые следует отразить при разработке оценочных материалов для диагностической работы</text:p>
          </table:table-cell>
          <table:table-cell table:style-name="Таблица2.A1" office:value-type="string">
            <text:p text:style-name="P19">Содержание задания ДОМ</text:p>
          </table:table-cell>
          <table:table-cell table:style-name="Таблица2.A1" office:value-type="string">
            <text:p text:style-name="P19">Варианты ответа на вопросы тестовых заданий</text:p>
          </table:table-cell>
          <table:table-cell table:style-name="Таблица2.A1" office:value-type="string">
            <text:p text:style-name="P19">Эталон ответа</text:p>
          </table:table-cell>
        </table:table-row>
        <table:table-row table:style-name="Таблица2.2">
          <table:table-cell table:style-name="Таблица2.A2" table:number-columns-spanned="5" office:value-type="string">
            <text:p text:style-name="P13"><text:span text:style-name="T4">ПК</text:span><text:span text:style-name="T3">-</text:span><text:span text:style-name="T4">1</text:span><text:span text:style-name="T3">. Разработка и проектирование устройств и систем железнодорожной автоматики и телемеханики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3" table:number-rows-spanned="15" office:value-type="string">
            <text:p text:style-name="P3"><text:span text:style-name="T2">ПК-1.1.3. Знает</text:span><text:span text:style-name="T1"> автоматизированные системы и информационно-</text:span></text:p>
            <text:p text:style-name="P18">коммуникационные технологии, применяемые в системах обеспечения движения поездов</text:p>
          </table:table-cell>
          <table:table-cell table:style-name="Таблица2.B3" table:number-rows-spanned="15" office:value-type="string">
            <text:p text:style-name="P1"><text:span text:style-name="T11">Знает с</text:span><text:span text:style-name="T8">овременные информационные технологии </text:span><text:span text:style-name="T9">и системы в системах обеспечения движения поездов</text:span></text:p>
          </table:table-cell>
          <table:table-cell table:style-name="Таблица2.C3" office:value-type="string">
            <text:p text:style-name="P6">Какая из следующих систем является операционной системой реального времени (RTOS)?</text:p>
          </table:table-cell>
          <table:table-cell table:style-name="Таблица2.D3" office:value-type="string">
            <text:list xml:id="list3867155487" text:style-name="L1">
              <text:list-item>
                <text:p text:style-name="P56">Windows 10</text:p>
              </text:list-item>
              <text:list-item>
                <text:p text:style-name="P38">Linux</text:p>
              </text:list-item>
              <text:list-item>
                <text:p text:style-name="P39">VxWorks</text:p>
              </text:list-item>
            </text:list>
          </table:table-cell>
          <table:table-cell table:style-name="Таблица2.E3" office:value-type="string">
            <text:p text:style-name="P6">VxWorks</text:p>
          </table:table-cell>
        </table:table-row>
        <table:table-row table:style-name="Таблица2.4">
          <table:covered-table-cell table:style-name="Таблица2.A4"/>
          <table:covered-table-cell table:style-name="Таблица2.B3"/>
          <table:table-cell table:style-name="Таблица2.C4" office:value-type="string">
            <text:p text:style-name="P7">Какой язык программирования чаще всего используется для разработки систем реального времени?</text:p>
          </table:table-cell>
          <table:table-cell table:style-name="Таблица2.D4" office:value-type="string">
            <text:list xml:id="list133448532180424" text:continue-numbering="true" text:style-name="L1">
              <text:list-item>
                <text:p text:style-name="P55">Python</text:p>
              </text:list-item>
              <text:list-item>
                <text:p text:style-name="P38">C</text:p>
              </text:list-item>
              <text:list-item>
                <text:p text:style-name="P39">Java</text:p>
              </text:list-item>
            </text:list>
          </table:table-cell>
          <table:table-cell table:style-name="Таблица2.E4" office:value-type="string">
            <text:p text:style-name="P10">С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Что такое SCADA система?</text:p>
          </table:table-cell>
          <table:table-cell table:style-name="Таблица2.D5" office:value-type="string">
            <text:list xml:id="list133449330774572" text:continue-numbering="true" text:style-name="L1">
              <text:list-item>
                <text:p text:style-name="P55">Система автоматического управления движением поездов</text:p>
              </text:list-item>
              <text:list-item>
                <text:p text:style-name="P38">Система сбора, передачи и обработки данных в реальном времени</text:p>
              </text:list-item>
              <text:list-item>
                <text:p text:style-name="P39">Система безопасности и защиты информации</text:p>
              </text:list-item>
            </text:list>
          </table:table-cell>
          <table:table-cell table:style-name="Таблица2.E5" office:value-type="string">
            <text:p text:style-name="P11">Система сбора, передачи и обработки данных в реальном времени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ой из следующих интерфейсов чаще всего используется для связи между устройствами в автоматизированных системах?</text:p>
          </table:table-cell>
          <table:table-cell table:style-name="Таблица2.D5" office:value-type="string">
            <text:list xml:id="list133450231228455" text:continue-numbering="true" text:style-name="L1">
              <text:list-item>
                <text:p text:style-name="P55">USB</text:p>
              </text:list-item>
              <text:list-item>
                <text:p text:style-name="P38">Ethernet</text:p>
              </text:list-item>
              <text:list-item>
                <text:p text:style-name="P39">HDMI</text:p>
              </text:list-item>
            </text:list>
          </table:table-cell>
          <table:table-cell table:style-name="Таблица2.E5" office:value-type="string">
            <text:p text:style-name="P11">Ethernet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ая архитектура используется в большинстве современных автоматизированных систем для обеспечения надежности и отказоустойчивости?</text:p>
          </table:table-cell>
          <table:table-cell table:style-name="Таблица2.D5" office:value-type="string">
            <text:list xml:id="list133450164542608" text:continue-numbering="true" text:style-name="L1">
              <text:list-item>
                <text:p text:style-name="P55">Одноуровневая</text:p>
              </text:list-item>
              <text:list-item>
                <text:p text:style-name="P38">Многоуровневая</text:p>
              </text:list-item>
              <text:list-item>
                <text:p text:style-name="P39">Монофоническая</text:p>
              </text:list-item>
            </text:list>
          </table:table-cell>
          <table:table-cell table:style-name="Таблица2.E5" office:value-type="string">
            <text:p text:style-name="P12">Многоуровневая</text:p>
            <text:p text:style-name="P11"/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Что такое процесс в контексте операционных систем?</text:p>
          </table:table-cell>
          <table:table-cell table:style-name="Таблица2.D5" office:value-type="string">
            <text:list xml:id="list133449670445571" text:continue-numbering="true" text:style-name="L1">
              <text:list-item>
                <text:p text:style-name="P55">Программа в состоянии исполнения</text:p>
              </text:list-item>
              <text:list-item>
                <text:p text:style-name="P38">Совокупность файлов на диске</text:p>
              </text:list-item>
              <text:list-item>
                <text:p text:style-name="P39">Набор инструкций в памяти</text:p>
              </text:list-item>
            </text:list>
          </table:table-cell>
          <table:table-cell table:style-name="Таблица2.E5" office:value-type="string">
            <text:p text:style-name="P11">Программа в состоянии исполнения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ая из следующих функций не является функцией операционной системы?</text:p>
          </table:table-cell>
          <table:table-cell table:style-name="Таблица2.D5" office:value-type="string">
            <text:list xml:id="list133450091173326" text:continue-numbering="true" text:style-name="L1">
              <text:list-item>
                <text:p text:style-name="P55">Управление памятью</text:p>
              </text:list-item>
              <text:list-item>
                <text:p text:style-name="P38">Управление файлами</text:p>
              </text:list-item>
              <text:list-item>
                <text:p text:style-name="P39">Разработка приложений</text:p>
              </text:list-item>
            </text:list>
          </table:table-cell>
          <table:table-cell table:style-name="Таблица2.E5" office:value-type="string">
            <text:p text:style-name="P11">Разработка приложений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ой компонент операционной системы отвечает за управление аппаратными ресурсами?</text:p>
          </table:table-cell>
          <table:table-cell table:style-name="Таблица2.D5" office:value-type="string">
            <text:list xml:id="list133448660614495" text:continue-numbering="true" text:style-name="L1">
              <text:list-item>
                <text:p text:style-name="P55">Интерпретатор команд</text:p>
              </text:list-item>
              <text:list-item>
                <text:p text:style-name="P38">Система ввода-вывода</text:p>
              </text:list-item>
              <text:list-item>
                <text:p text:style-name="P39">Ядро</text:p>
              </text:list-item>
            </text:list>
          </table:table-cell>
          <table:table-cell table:style-name="Таблица2.E5" office:value-type="string">
            <text:p text:style-name="P11">Ядро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Что такое виртуализация в контексте операционных систем?</text:p>
          </table:table-cell>
          <table:table-cell table:style-name="Таблица2.D5" office:value-type="string">
            <text:list xml:id="list133450002060209" text:continue-numbering="true" text:style-name="L1">
              <text:list-item>
                <text:p text:style-name="P37"><text:span text:style-name="T13">Создание нескольких </text:span><text:soft-page-break/><text:span text:style-name="T13">логических машин на одном физическом устройстве</text:span></text:p>
              </text:list-item>
              <text:list-item>
                <text:p text:style-name="P38">Управление пользователями и группами</text:p>
              </text:list-item>
              <text:list-item>
                <text:p text:style-name="P39">Организация файловой системы</text:p>
              </text:list-item>
            </text:list>
          </table:table-cell>
          <table:table-cell table:style-name="Таблица2.E5" office:value-type="string">
            <text:p text:style-name="P11">Создание нескольких <text:soft-page-break/>логических машин на одном физическом устройстве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ой из следующих языков является интерпретируемым?</text:p>
          </table:table-cell>
          <table:table-cell table:style-name="Таблица2.D5" office:value-type="string">
            <text:list xml:id="list133450256454055" text:continue-numbering="true" text:style-name="L1">
              <text:list-item>
                <text:p text:style-name="P55">C++</text:p>
              </text:list-item>
              <text:list-item>
                <text:p text:style-name="P38">Python</text:p>
              </text:list-item>
              <text:list-item>
                <text:p text:style-name="P39">Assembly</text:p>
              </text:list-item>
            </text:list>
          </table:table-cell>
          <table:table-cell table:style-name="Таблица2.E5" office:value-type="string">
            <text:p text:style-name="P11">Python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ой интерпретатор используется для выполнения программ на языке Python?</text:p>
          </table:table-cell>
          <table:table-cell table:style-name="Таблица2.D5" office:value-type="string">
            <text:list xml:id="list133448887942711" text:continue-numbering="true" text:style-name="L1">
              <text:list-item>
                <text:p text:style-name="P55">CPython</text:p>
              </text:list-item>
              <text:list-item>
                <text:p text:style-name="P38">PyJIT</text:p>
              </text:list-item>
              <text:list-item>
                <text:p text:style-name="P39">Jython</text:p>
              </text:list-item>
            </text:list>
          </table:table-cell>
          <table:table-cell table:style-name="Таблица2.E5" office:value-type="string">
            <text:p text:style-name="P11">CPython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В чем преимущество интерпретируемых языков по сравнению с компилируемыми?</text:p>
          </table:table-cell>
          <table:table-cell table:style-name="Таблица2.D5" office:value-type="string">
            <text:list xml:id="list133450533153239" text:continue-numbering="true" text:style-name="L1">
              <text:list-item>
                <text:p text:style-name="P55">Быстрее выполняются</text:p>
              </text:list-item>
              <text:list-item>
                <text:p text:style-name="P38">Могут исполняться на любой платформе без предварительной компиляции</text:p>
              </text:list-item>
              <text:list-item>
                <text:p text:style-name="P39">Используют меньше памяти</text:p>
              </text:list-item>
            </text:list>
          </table:table-cell>
          <table:table-cell table:style-name="Таблица2.E5" office:value-type="string">
            <text:p text:style-name="P11">Могут исполняться на любой платформе без предварительной компиляции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 называется процесс преобразования исходного кода в интерпретируемом языке в исполняемый формат?</text:p>
          </table:table-cell>
          <table:table-cell table:style-name="Таблица2.D5" office:value-type="string">
            <text:list xml:id="list133450255880795" text:continue-numbering="true" text:style-name="L1">
              <text:list-item>
                <text:p text:style-name="P55">Компиляция</text:p>
              </text:list-item>
              <text:list-item>
                <text:p text:style-name="P38">Интерпретация</text:p>
              </text:list-item>
              <text:list-item>
                <text:p text:style-name="P39">Сборка</text:p>
              </text:list-item>
            </text:list>
          </table:table-cell>
          <table:table-cell table:style-name="Таблица2.E5" office:value-type="string">
            <text:p text:style-name="P11">Интерпретация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ой из следующих языков не является интерпретируемым?</text:p>
          </table:table-cell>
          <table:table-cell table:style-name="Таблица2.D5" office:value-type="string">
            <text:list xml:id="list133448454034889" text:continue-numbering="true" text:style-name="L1">
              <text:list-item>
                <text:p text:style-name="P55">JavaScript</text:p>
              </text:list-item>
              <text:list-item>
                <text:p text:style-name="P38">Python</text:p>
              </text:list-item>
              <text:list-item>
                <text:p text:style-name="P39">C</text:p>
              </text:list-item>
            </text:list>
          </table:table-cell>
          <table:table-cell table:style-name="Таблица2.E5" office:value-type="string">
            <text:p text:style-name="P11">C</text:p>
          </table:table-cell>
        </table:table-row>
        <table:table-row table:style-name="Таблица2.4">
          <table:covered-table-cell table:style-name="Таблица2.A5"/>
          <table:covered-table-cell table:style-name="Таблица2.B5"/>
          <table:table-cell table:style-name="Таблица2.C5" office:value-type="string">
            <text:p text:style-name="P7">Какая структура данных наиболее эффективна для реализации очереди с приоритетом?</text:p>
          </table:table-cell>
          <table:table-cell table:style-name="Таблица2.D5" office:value-type="string">
            <text:list xml:id="list133450139683849" text:continue-numbering="true" text:style-name="L1">
              <text:list-item>
                <text:p text:style-name="P55">Связанный список</text:p>
              </text:list-item>
              <text:list-item>
                <text:p text:style-name="P38">Двоичная куча</text:p>
              </text:list-item>
              <text:list-item>
                <text:p text:style-name="P39">Стек</text:p>
              </text:list-item>
            </text:list>
          </table:table-cell>
          <table:table-cell table:style-name="Таблица2.E5" office:value-type="string">
            <text:p text:style-name="P11">Двоичная куча</text:p>
          </table:table-cell>
        </table:table-row>
        <table:table-row table:style-name="Таблица2.18">
          <table:table-cell table:style-name="Таблица2.A18" table:number-rows-spanned="15" office:value-type="string">
            <text:p text:style-name="P3"><text:span text:style-name="T2">ПК-1.3.1 Владеет</text:span><text:span text:style-name="T1"> методологией раз-</text:span></text:p>
            <text:p text:style-name="P18">работки программ управления</text:p>
            <text:p text:style-name="P18">устройствами железнодорожной ав-</text:p>
            <text:p text:style-name="P18">томатики и телемеханики</text:p>
          </table:table-cell>
          <table:table-cell table:style-name="Таблица2.B18" table:number-rows-spanned="15" office:value-type="string">
            <text:p text:style-name="P2"><text:span text:style-name="T8">Применять </text:span><text:span text:style-name="T12">современные информационные</text:span><text:span text:style-name="T8"> технологии при проектировании </text:span><text:span text:style-name="T10">и разработке систем </text:span><text:span text:style-name="T9">обеспечения движения поездов</text:span></text:p>
          </table:table-cell>
          <table:table-cell table:style-name="Таблица2.C18" office:value-type="string">
            <text:list xml:id="list1082041620" text:style-name="L2">
              <text:list-header>
                <text:p text:style-name="P33"><text:span text:style-name="T21">Продемонстрируете </text:span><text:span text:style-name="T23">владение методологией разработки</text:span><text:span text:style-name="T21"> </text:span><text:span text:style-name="T23">программ </text:span><text:span text:style-name="T21">и р</text:span><text:span text:style-name="T22">асставьте </text:span><text:span text:style-name="T20">алгоритм для поиска наибольшего элемента в списке чисел, который используется в системе мониторинга состояния поездов </text:span><text:span text:style-name="T22">в правильном порядке.</text:span></text:p>
              </text:list-header>
            </text:list>
          </table:table-cell>
          <table:table-cell table:style-name="Таблица2.D18" office:value-type="string">
            <text:list xml:id="list133450317755578" text:continue-list="list133450139683849" text:style-name="L1">
              <text:list-item>
                <text:p text:style-name="P69"><text:span text:style-name="T17">Если элемент больше, чем </text:span><text:span text:style-name="Source_20_Text"><text:span text:style-name="T17">max_value</text:span></text:span><text:span text:style-name="T17">, обновите </text:span><text:span text:style-name="Source_20_Text"><text:span text:style-name="T17">max_value</text:span></text:span><text:span text:style-name="T17">.</text:span></text:p>
              </text:list-item>
              <text:list-item>
                <text:p text:style-name="P70"><text:span text:style-name="T17">Инициализируйте переменную </text:span><text:span text:style-name="Source_20_Text"><text:span text:style-name="T17">max_value</text:span></text:span><text:span text:style-name="T17"> значением первого элемента списка.</text:span></text:p>
              </text:list-item>
              <text:list-item>
                <text:p text:style-name="P71"><text:span text:style-name="T18">Для каждого элемента сравните его с </text:span><text:span text:style-name="Source_20_Text"><text:span text:style-name="T18">max_value</text:span></text:span><text:span text:style-name="T18">.</text:span></text:p>
              </text:list-item>
              <text:list-item>
                <text:p text:style-name="P40">Пройдите по всем элементам списка.</text:p>
              </text:list-item>
              <text:list-item>
                <text:p text:style-name="P71"><text:span text:style-name="T18">После завершения прохода по списку, </text:span><text:span text:style-name="Source_20_Text"><text:span text:style-name="T18">max_value</text:span></text:span><text:span text:style-name="T18"> будет содержать наибольший элемент.</text:span></text:p>
              </text:list-item>
            </text:list>
          </table:table-cell>
          <table:table-cell table:style-name="Таблица2.E18" office:value-type="string">
            <text:list xml:id="list1831532197" text:style-name="L3">
              <text:list-item>
                <text:p text:style-name="P77"><text:span text:style-name="T18">Инициализируйте переменную </text:span><text:span text:style-name="Source_20_Text"><text:span text:style-name="T18">max_value</text:span></text:span><text:span text:style-name="T18"> значением первого элемента списка.</text:span></text:p>
              </text:list-item>
              <text:list-item>
                <text:p text:style-name="P41">Пройдите по всем элементам списка.</text:p>
              </text:list-item>
              <text:list-item>
                <text:p text:style-name="P72"><text:span text:style-name="T18">Для каждого элемента сравните его с </text:span><text:span text:style-name="Source_20_Text"><text:span text:style-name="T18">max_value</text:span></text:span><text:span text:style-name="T18">.</text:span></text:p>
              </text:list-item>
              <text:list-item>
                <text:p text:style-name="P72"><text:span text:style-name="T18">Если элемент больше, чем </text:span><text:span text:style-name="Source_20_Text"><text:span text:style-name="T18">max_value</text:span></text:span><text:span text:style-name="T18">, обновите </text:span><text:span text:style-name="Source_20_Text"><text:span text:style-name="T18">max_value</text:span></text:span><text:span text:style-name="T18">.</text:span></text:p>
              </text:list-item>
              <text:list-item>
                <text:p text:style-name="P72"><text:span text:style-name="T18">После завершения прохода по списку, </text:span><text:span text:style-name="Source_20_Text"><text:span text:style-name="T18">max_value</text:span></text:span><text:span text:style-name="T18"> будет содержать наибольший </text:span><text:soft-page-break/><text:span text:style-name="T18">элемент.</text:span></text:p>
              </text:list-item>
            </text:list>
          </table:table-cell>
        </table:table-row>
        <table:table-row table:style-name="Таблица2.19">
          <table:covered-table-cell table:style-name="Таблица2.A19"/>
          <table:covered-table-cell table:style-name="Таблица2.B19"/>
          <table:table-cell table:style-name="Таблица2.C19" office:value-type="string">
            <text:p text:style-name="P34"><text:span text:style-name="T21">Продемонстрируете </text:span><text:span text:style-name="T23">владение методологией разработки</text:span><text:span text:style-name="T21"> </text:span><text:span text:style-name="T23">программ</text:span><text:span text:style-name="T21"> р</text:span>асставьте действия в правильном порядке для создания и использования функции в Python, которая принимает два числа и возвращает их сумму.</text:p>
          </table:table-cell>
          <table:table-cell table:style-name="Таблица2.D19" office:value-type="string">
            <text:list xml:id="list3971301800" text:style-name="L4">
              <text:list-item>
                <text:p text:style-name="P57">Вернуть сумму двух чисел.</text:p>
              </text:list-item>
              <text:list-item>
                <text:p text:style-name="P42">Определить функцию с двумя параметрами.</text:p>
              </text:list-item>
              <text:list-item>
                <text:p text:style-name="P42">Вызвать функцию с двумя аргументами.</text:p>
              </text:list-item>
              <text:list-item>
                <text:p text:style-name="P73"><text:span text:style-name="T18">Объявить функцию с помощью ключевого слова </text:span><text:span text:style-name="Source_20_Text"><text:span text:style-name="T18">def</text:span></text:span><text:span text:style-name="T18">.</text:span></text:p>
              </text:list-item>
              <text:list-item>
                <text:p text:style-name="P42">Напечатать результат вызова функции.</text:p>
              </text:list-item>
            </text:list>
          </table:table-cell>
          <table:table-cell table:style-name="Таблица2.E19" office:value-type="string">
            <text:list xml:id="list1853129710" text:style-name="WWNum9">
              <text:list-header>
                <text:p text:style-name="P16">4, 2, 1, 3, 5</text:p>
              </text:list-header>
            </text:list>
          </table:table-cell>
        </table:table-row>
        <table:table-row table:style-name="Таблица2.20">
          <table:covered-table-cell table:style-name="Таблица2.A19"/>
          <table:covered-table-cell table:style-name="Таблица2.B19"/>
          <table:table-cell table:style-name="Таблица2.C20" office:value-type="string">
            <text:p text:style-name="P24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и</text:span><text:span text:style-name="T14"> р</text:span>асставьте действия в правильном порядке для чтения данных из файла и их обработки.</text:p>
          </table:table-cell>
          <table:table-cell table:style-name="Таблица2.D20" office:value-type="string">
            <text:list xml:id="list2835129244" text:style-name="L5">
              <text:list-item>
                <text:p text:style-name="P58">Закрыть файл.</text:p>
              </text:list-item>
              <text:list-item>
                <text:p text:style-name="P43">Обработать данные (например, вывести на экран).</text:p>
              </text:list-item>
              <text:list-item>
                <text:p text:style-name="P43">Прочитать данные из файла.</text:p>
              </text:list-item>
              <text:list-item>
                <text:p text:style-name="P43">Открыть файл для чтения.</text:p>
              </text:list-item>
            </text:list>
          </table:table-cell>
          <table:table-cell table:style-name="Таблица2.E20" office:value-type="string">
            <text:p text:style-name="P5">4, 3, 2, 1</text:p>
          </table:table-cell>
        </table:table-row>
        <table:table-row table:style-name="Таблица2.21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4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</text:span><text:span text:style-name="T14"> и р</text:span>асставьте действия в правильном порядке для добавления элементов в список и их сортировки.</text:p>
          </table:table-cell>
          <table:table-cell table:style-name="Таблица2.D21" office:value-type="string">
            <text:list xml:id="list753039222" text:style-name="L6">
              <text:list-item>
                <text:p text:style-name="P59">Добавить элементы в список.</text:p>
              </text:list-item>
              <text:list-item>
                <text:p text:style-name="P44">Объявить пустой список.</text:p>
              </text:list-item>
              <text:list-item>
                <text:p text:style-name="P44">Сортировать список.</text:p>
              </text:list-item>
              <text:list-item>
                <text:p text:style-name="P44">Распечатать отсортированный список.</text:p>
              </text:list-item>
            </text:list>
            <text:p text:style-name="P5"/>
          </table:table-cell>
          <table:table-cell table:style-name="Таблица2.E21" office:value-type="string">
            <text:p text:style-name="P5">2, 1, 3, 4</text:p>
          </table:table-cell>
        </table:table-row>
        <table:table-row table:style-name="Таблица2.22">
          <table:covered-table-cell table:style-name="Таблица2.A21"/>
          <table:covered-table-cell table:style-name="Таблица2.B21"/>
          <table:table-cell table:style-name="Таблица2.C21" office:value-type="string">
            <text:list xml:id="list2919217403" text:style-name="L7">
              <text:list-header>
                <text:p text:style-name="P23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</text:span><text:span text:style-name="T14"> и р</text:span>асставьте действия в правильном порядке для реализации бинарного поиска.</text:p>
              </text:list-header>
            </text:list>
          </table:table-cell>
          <table:table-cell table:style-name="Таблица2.D21" office:value-type="string">
            <text:list xml:id="list133449732504108" text:continue-numbering="true" text:style-name="L7">
              <text:list-item>
                <text:p text:style-name="P60">Сравнить средний элемент с искомым значением.</text:p>
              </text:list-item>
              <text:list-item>
                <text:p text:style-name="P45">Установить начальные границы <text:soft-page-break/>поиска (левая и правая).</text:p>
              </text:list-item>
              <text:list-item>
                <text:p text:style-name="P45">Если средний элемент меньше искомого, переместить левую границу.</text:p>
              </text:list-item>
              <text:list-item>
                <text:p text:style-name="P45">Если средний элемент больше искомого, переместить правую границу.</text:p>
              </text:list-item>
              <text:list-item>
                <text:p text:style-name="P45">Если средний элемент равен искомому, вернуть индекс.</text:p>
              </text:list-item>
              <text:list-item>
                <text:p text:style-name="P45">Повторить шаги 1-5 до нахождения элемента или пока границы не пересекутся.</text:p>
              </text:list-item>
            </text:list>
          </table:table-cell>
          <table:table-cell table:style-name="Таблица2.E21" office:value-type="string">
            <text:p text:style-name="P5">2, 1, 3, 4, 5, 6</text:p>
          </table:table-cell>
        </table:table-row>
        <table:table-row table:style-name="Таблица2.23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4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реализации пузырьковой сортировки.</text:p>
          </table:table-cell>
          <table:table-cell table:style-name="Таблица2.D21" office:value-type="string">
            <text:list xml:id="list1337806673" text:style-name="L8">
              <text:list-item>
                <text:p text:style-name="P61">Обменять элементы, если они находятся в неправильном порядке.</text:p>
              </text:list-item>
              <text:list-item>
                <text:p text:style-name="P46">Начать с первого элемента массива.</text:p>
              </text:list-item>
              <text:list-item>
                <text:p text:style-name="P46">Повторять проходы по массиву до тех пор, пока не будет ни одного обмена.</text:p>
              </text:list-item>
              <text:list-item>
                <text:p text:style-name="P46">Перейти к следующему элементу и повторить шаг 1.</text:p>
              </text:list-item>
              <text:list-item>
                <text:p text:style-name="P46">Повторить шаги 2-4 для каждого элемента массива, уменьшая область сортировки.</text:p>
              </text:list-item>
            </text:list>
          </table:table-cell>
          <table:table-cell table:style-name="Таблица2.E21" office:value-type="string">
            <text:p text:style-name="P5">2, 1, 4, 5, 3</text:p>
          </table:table-cell>
        </table:table-row>
        <table:table-row table:style-name="Таблица2.24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5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<text:soft-page-break/>в правильном порядке для добавления элемента в двоичное дерево поиска.</text:p>
          </table:table-cell>
          <table:table-cell table:style-name="Таблица2.D21" office:value-type="string">
            <text:list xml:id="list1564746541" text:style-name="L9">
              <text:list-item>
                <text:p text:style-name="P62">Создать новый узел с добавляемым значением.</text:p>
              </text:list-item>
              <text:list-item>
                <text:p text:style-name="P47"><text:soft-page-break/>Начать с корневого узла.</text:p>
              </text:list-item>
              <text:list-item>
                <text:p text:style-name="P47">Если дерево пустое, новый узел становится корнем.</text:p>
              </text:list-item>
              <text:list-item>
                <text:p text:style-name="P47">Сравнить значение нового узла с текущим узлом.</text:p>
              </text:list-item>
              <text:list-item>
                <text:p text:style-name="P47">Если значение нового узла меньше текущего, перейти к левому потомку, если больше — к правому.</text:p>
              </text:list-item>
              <text:list-item>
                <text:p text:style-name="P47">Повторить шаг 4, пока не найдётся место для добавления нового узла.</text:p>
              </text:list-item>
              <text:list-item>
                <text:p text:style-name="P47">Добавить новый узел как левый или правый потомок, в зависимости от сравнения.</text:p>
              </text:list-item>
            </text:list>
          </table:table-cell>
          <table:table-cell table:style-name="Таблица2.E21" office:value-type="string">
            <text:p text:style-name="P5">2, 4, 6, 5, 1, 3, 7</text:p>
          </table:table-cell>
        </table:table-row>
        <table:table-row table:style-name="Таблица2.25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6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обработки строки: удалить пробелы в начале и в конце, перевести в нижний регистр и заменить все пробелы на подчеркивания.</text:p>
          </table:table-cell>
          <table:table-cell table:style-name="Таблица2.D21" office:value-type="string">
            <text:list xml:id="list2967576996" text:style-name="L10">
              <text:list-item>
                <text:p text:style-name="P63">Перевести строку в нижний регистр.</text:p>
              </text:list-item>
              <text:list-item>
                <text:p text:style-name="P48">Удалить пробелы в начале и в конце строки.</text:p>
              </text:list-item>
              <text:list-item>
                <text:p text:style-name="P48">Заменить все пробелы на подчеркивания.</text:p>
              </text:list-item>
              <text:list-item>
                <text:p text:style-name="P48">Принять строку на вход функции.</text:p>
              </text:list-item>
            </text:list>
          </table:table-cell>
          <table:table-cell table:style-name="Таблица2.E21" office:value-type="string">
            <text:p text:style-name="P4"><text:span text:style-name="Strong_20_Emphasis"><text:span text:style-name="T19">4, 2, 1, 3</text:span></text:span></text:p>
          </table:table-cell>
        </table:table-row>
        <table:table-row table:style-name="Таблица2.26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7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чтения JSON-файла и вывода его <text:soft-page-break/>содержимого на экран.</text:p>
          </table:table-cell>
          <table:table-cell table:style-name="Таблица2.D21" office:value-type="string">
            <text:list xml:id="list334790192" text:style-name="L11">
              <text:list-item>
                <text:p text:style-name="P64">Открыть файл с JSON-данными.</text:p>
              </text:list-item>
              <text:list-item>
                <text:p text:style-name="P74"><text:span text:style-name="T18">Импортировать модуль </text:span><text:span text:style-name="Source_20_Text"><text:span text:style-name="T18">json</text:span></text:span><text:span text:style-name="T18">.</text:span></text:p>
              </text:list-item>
              <text:list-item>
                <text:p text:style-name="P49">Прочитать <text:soft-page-break/>содержимое файла.</text:p>
              </text:list-item>
              <text:list-item>
                <text:p text:style-name="P49">Закрыть файл.</text:p>
              </text:list-item>
              <text:list-item>
                <text:p text:style-name="P49">Декодировать JSON-данные.</text:p>
              </text:list-item>
              <text:list-item>
                <text:p text:style-name="P49">Напечатать результат.</text:p>
              </text:list-item>
            </text:list>
          </table:table-cell>
          <table:table-cell table:style-name="Таблица2.E21" office:value-type="string">
            <text:p text:style-name="P5">2, 1, 3, 4, 5, 6</text:p>
          </table:table-cell>
        </table:table-row>
        <table:table-row table:style-name="Таблица2.27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8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поиска максимального элемента в массиве.</text:p>
          </table:table-cell>
          <table:table-cell table:style-name="Таблица2.D21" office:value-type="string">
            <text:list xml:id="list3234928037" text:style-name="L12">
              <text:list-item>
                <text:p text:style-name="P65">Присвоить первому элементу массива значение максимума.</text:p>
              </text:list-item>
              <text:list-item>
                <text:p text:style-name="P50">Пройти по всем элементам массива.</text:p>
              </text:list-item>
              <text:list-item>
                <text:p text:style-name="P50">Сравнить каждый элемент с текущим максимумом.</text:p>
              </text:list-item>
              <text:list-item>
                <text:p text:style-name="P50">Если элемент больше текущего максимума, обновить максимум.</text:p>
              </text:list-item>
              <text:list-item>
                <text:p text:style-name="P50">Вернуть найденное значение максимума.</text:p>
              </text:list-item>
            </text:list>
          </table:table-cell>
          <table:table-cell table:style-name="Таблица2.E21" office:value-type="string">
            <text:p text:style-name="P5">1, 2, 3, 4, 5</text:p>
          </table:table-cell>
        </table:table-row>
        <table:table-row table:style-name="Таблица2.28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29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реализации обхода дерева в глубину (DFS).</text:p>
          </table:table-cell>
          <table:table-cell table:style-name="Таблица2.D21" office:value-type="string">
            <text:list xml:id="list1708082226" text:style-name="L13">
              <text:list-item>
                <text:p text:style-name="P66">Взять вершину из стека.</text:p>
              </text:list-item>
              <text:list-item>
                <text:p text:style-name="P51">Добавить начальную вершину в стек.</text:p>
              </text:list-item>
              <text:list-item>
                <text:p text:style-name="P51">Добавить соседние вершины в стек.</text:p>
              </text:list-item>
              <text:list-item>
                <text:p text:style-name="P51">Пометить вершину как посещенную.</text:p>
              </text:list-item>
              <text:list-item>
                <text:p text:style-name="P51">Повторить шаги 1-4, пока стек не станет пустым.</text:p>
              </text:list-item>
            </text:list>
          </table:table-cell>
          <table:table-cell table:style-name="Таблица2.E21" office:value-type="string">
            <text:p text:style-name="P5">2, 1, 4, 3, 5</text:p>
          </table:table-cell>
        </table:table-row>
        <table:table-row table:style-name="Таблица2.29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30"><text:span text:style-name="T14">Продемонстрируете </text:span><text:span text:style-name="T24">владение </text:span><text:soft-page-break/><text:span text:style-name="T24">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проверки, является ли строка палиндромом.</text:p>
          </table:table-cell>
          <table:table-cell table:style-name="Таблица2.D21" office:value-type="string">
            <text:list xml:id="list808799115" text:style-name="L14">
              <text:list-item>
                <text:p text:style-name="P67">Удалить из <text:soft-page-break/>строки все пробелы.</text:p>
              </text:list-item>
              <text:list-item>
                <text:p text:style-name="P52">Перевести строку в нижний регистр.</text:p>
              </text:list-item>
              <text:list-item>
                <text:p text:style-name="P52">Сравнить строку с её обратной версией.</text:p>
              </text:list-item>
              <text:list-item>
                <text:p text:style-name="P52">Вернуть результат сравнения.</text:p>
              </text:list-item>
            </text:list>
          </table:table-cell>
          <table:table-cell table:style-name="Таблица2.E21" office:value-type="string">
            <text:p text:style-name="P5">1, 2, 3, 4</text:p>
          </table:table-cell>
        </table:table-row>
        <table:table-row table:style-name="Таблица2.30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31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создания и использования модуля.</text:p>
          </table:table-cell>
          <table:table-cell table:style-name="Таблица2.D21" office:value-type="string">
            <text:list xml:id="list938792559" text:style-name="L15">
              <text:list-item>
                <text:p text:style-name="P68">Импортировать модуль в основной файл.</text:p>
              </text:list-item>
              <text:list-item>
                <text:p text:style-name="P53">Определить функцию внутри модуля.</text:p>
              </text:list-item>
              <text:list-item>
                <text:p text:style-name="P53">Сохранить модуль в отдельном файле.</text:p>
              </text:list-item>
              <text:list-item>
                <text:p text:style-name="P53">Вызвать функцию из модуля в основном файле.</text:p>
              </text:list-item>
              <text:list-item>
                <text:p text:style-name="P53">Использовать функцию внутри модуля.</text:p>
              </text:list-item>
            </text:list>
          </table:table-cell>
          <table:table-cell table:style-name="Таблица2.E21" office:value-type="string">
            <text:p text:style-name="P5">2, 3, 1, 4, 5</text:p>
          </table:table-cell>
        </table:table-row>
        <table:table-row table:style-name="Таблица2.31">
          <table:covered-table-cell table:style-name="Таблица2.A21"/>
          <table:covered-table-cell table:style-name="Таблица2.B21"/>
          <table:table-cell table:style-name="Таблица2.C21" office:value-type="string">
            <text:p text:style-name="P32"><text:span text:style-name="T14">Продемонстрируете </text:span><text:span text:style-name="T24">владение методологией разработки</text:span><text:span text:style-name="T14"> </text:span><text:span text:style-name="T24">программ </text:span><text:span text:style-name="T14">и р</text:span>асставьте действия в правильном порядке для обработки исключений в Python.</text:p>
          </table:table-cell>
          <table:table-cell table:style-name="Таблица2.D21" office:value-type="string">
            <text:list xml:id="list3206335590" text:style-name="L16">
              <text:list-item>
                <text:p text:style-name="P79"><text:span text:style-name="T19">Написать блок </text:span><text:span text:style-name="Source_20_Text"><text:span text:style-name="T19">try</text:span></text:span><text:span text:style-name="T19">.</text:span></text:p>
              </text:list-item>
              <text:list-item>
                <text:p text:style-name="P75"><text:span text:style-name="T18">Внутри блока </text:span><text:span text:style-name="Source_20_Text"><text:span text:style-name="T18">try</text:span></text:span><text:span text:style-name="T18"> вызвать код, который может вызвать исключение.</text:span></text:p>
              </text:list-item>
              <text:list-item>
                <text:p text:style-name="P75"><text:span text:style-name="T18">Написать блок </text:span><text:span text:style-name="Source_20_Text"><text:span text:style-name="T18">except</text:span></text:span><text:span text:style-name="T18">.</text:span></text:p>
              </text:list-item>
              <text:list-item>
                <text:p text:style-name="P75"><text:span text:style-name="T18">В блоке </text:span><text:span text:style-name="Source_20_Text"><text:span text:style-name="T18">except</text:span></text:span><text:span text:style-name="T18"> обработать исключение.</text:span></text:p>
              </text:list-item>
              <text:list-item>
                <text:p text:style-name="P75"><text:span text:style-name="T18">Добавить блок </text:span><text:span text:style-name="Source_20_Text"><text:span text:style-name="T18">finally</text:span></text:span><text:span text:style-name="T18"> (по желанию) для выполнения завершающих действий.</text:span></text:p>
              </text:list-item>
            </text:list>
          </table:table-cell>
          <table:table-cell table:style-name="Таблица2.E21" office:value-type="string">
            <text:p text:style-name="P5">1, 2, 3, 4, 5</text:p>
          </table:table-cell>
        </table:table-row>
        <table:table-row table:style-name="Таблица2.32">
          <table:covered-table-cell table:style-name="Таблица2.A32"/>
          <table:covered-table-cell table:style-name="Таблица2.B32"/>
          <table:table-cell table:style-name="Таблица2.C32" office:value-type="string">
            <text:p text:style-name="P35"><text:span text:style-name="T21">Продемонстрируете </text:span><text:span text:style-name="T23">владение методологией разработки</text:span><text:span text:style-name="T21"> </text:span><text:span text:style-name="T23">программ </text:span><text:span text:style-name="T21">и р</text:span>асставьте действия в правильном порядке для создания и использования <text:soft-page-break/>генератора.</text:p>
          </table:table-cell>
          <table:table-cell table:style-name="Таблица2.D32" office:value-type="string">
            <text:list xml:id="list4077991998" text:style-name="L17">
              <text:list-item>
                <text:p text:style-name="P78"><text:span text:style-name="T18">Определить функцию-генератор с помощью ключевого слова </text:span><text:span text:style-name="Source_20_Text"><text:span text:style-name="T18">def</text:span></text:span><text:span text:style-name="T18">.</text:span></text:p>
              </text:list-item>
              <text:list-item>
                <text:p text:style-name="P76"><text:span text:style-name="T18">Использовать </text:span><text:soft-page-break/><text:span text:style-name="T18">ключевое слово </text:span><text:span text:style-name="Source_20_Text"><text:span text:style-name="T18">yield</text:span></text:span><text:span text:style-name="T18"> внутри функции.</text:span></text:p>
              </text:list-item>
              <text:list-item>
                <text:p text:style-name="P54">Вызвать функцию-генератор и сохранить результат в переменной.</text:p>
              </text:list-item>
              <text:list-item>
                <text:p text:style-name="P76"><text:span text:style-name="T18">Использовать цикл </text:span><text:span text:style-name="Source_20_Text"><text:span text:style-name="T18">for</text:span></text:span><text:span text:style-name="T18"> для итерации по значениям генератора.</text:span></text:p>
              </text:list-item>
              <text:list-item>
                <text:p text:style-name="P54">Определить условие завершения генератора.</text:p>
              </text:list-item>
            </text:list>
          </table:table-cell>
          <table:table-cell table:style-name="Таблица2.E32" office:value-type="string">
            <text:p text:style-name="P5">1, 2, 5, 3, 4</text:p>
          </table:table-cell>
        </table:table-row>
      </table:table>
      <text:p text:style-name="Standard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list-style-name="WWNum1">
      <style:paragraph-properties fo:margin-left="0cm" fo:margin-right="0cm" fo:margin-top="0.494cm" fo:margin-bottom="0.494cm" style:contextual-spacing="false" fo:line-height="100%" fo:text-indent="0cm" style:auto-text-indent="false">
        <style:tab-stops>
          <style:tab-stop style:position="0.635cm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Рабочий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orphans="0" fo:widows="0" fo:text-indent="0cm" style:auto-text-indent="false"/>
      <style:text-properties style:font-name="Times New Roman1" fo:font-family="'Times New Roman'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fo:font-family="'Times New Roman'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6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6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6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6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6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6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6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ачальник УУ</meta:initial-creator>
    <meta:editing-cycles>27</meta:editing-cycles>
    <meta:creation-date>2023-03-16T06:46:00</meta:creation-date>
    <dc:date>2024-07-31T13:32:36.670327927</dc:date>
    <meta:editing-duration>PT2H25M8S</meta:editing-duration>
    <meta:generator>LibreOffice/7.3.7.2$Linux_X86_64 LibreOffice_project/30$Build-2</meta:generator>
    <meta:document-statistic meta:table-count="1" meta:image-count="0" meta:object-count="0" meta:page-count="10" meta:paragraph-count="203" meta:word-count="1356" meta:character-count="9519" meta:non-whitespace-character-count="8488"/>
    <meta:user-defined meta:name="AppVersion">15.0000</meta:user-defined>
    <meta:template xlink:type="simple" xlink:actuate="onRequest" xlink:title="Normal.dotm" xlink:href=""/>
  </office:meta>
</office:document-meta>
</file>